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Prec@1</text:p>
          </table:table-cell>
        </table:table-row>
        <table:table-row table:style-name="ro1">
          <table:table-cell office:value-type="float" office:value="14.459" calcext:value-type="float">
            <text:p>14.459</text:p>
          </table:table-cell>
          <table:table-cell office:value-type="float" office:value="79.672" calcext:value-type="float">
            <text:p>79.672</text:p>
          </table:table-cell>
        </table:table-row>
        <table:table-row table:style-name="ro1">
          <table:table-cell office:value-type="float" office:value="33.968" calcext:value-type="float">
            <text:p>33.968</text:p>
          </table:table-cell>
          <table:table-cell office:value-type="float" office:value="78.192" calcext:value-type="float">
            <text:p>78.192</text:p>
          </table:table-cell>
        </table:table-row>
        <table:table-row table:style-name="ro1">
          <table:table-cell office:value-type="float" office:value="36.875" calcext:value-type="float">
            <text:p>36.875</text:p>
          </table:table-cell>
          <table:table-cell office:value-type="float" office:value="78.165" calcext:value-type="float">
            <text:p>78.165</text:p>
          </table:table-cell>
        </table:table-row>
        <table:table-row table:style-name="ro1">
          <table:table-cell office:value-type="float" office:value="37.298" calcext:value-type="float">
            <text:p>37.298</text:p>
          </table:table-cell>
          <table:table-cell office:value-type="float" office:value="78.536" calcext:value-type="float">
            <text:p>78.536</text:p>
          </table:table-cell>
        </table:table-row>
        <table:table-row table:style-name="ro1">
          <table:table-cell office:value-type="float" office:value="42.242" calcext:value-type="float">
            <text:p>42.242</text:p>
          </table:table-cell>
          <table:table-cell office:value-type="float" office:value="71.636" calcext:value-type="float">
            <text:p>71.636</text:p>
          </table:table-cell>
        </table:table-row>
        <table:table-row table:style-name="ro1">
          <table:table-cell office:value-type="float" office:value="59.794" calcext:value-type="float">
            <text:p>59.794</text:p>
          </table:table-cell>
          <table:table-cell office:value-type="float" office:value="73.962" calcext:value-type="float">
            <text:p>73.962</text:p>
          </table:table-cell>
        </table:table-row>
        <table:table-row table:style-name="ro1">
          <table:table-cell office:value-type="float" office:value="59.767" calcext:value-type="float">
            <text:p>59.767</text:p>
          </table:table-cell>
          <table:table-cell office:value-type="float" office:value="73.962" calcext:value-type="float">
            <text:p>73.962</text:p>
          </table:table-cell>
        </table:table-row>
        <table:table-row table:style-name="ro1">
          <table:table-cell office:value-type="float" office:value="57.203" calcext:value-type="float">
            <text:p>57.203</text:p>
          </table:table-cell>
          <table:table-cell office:value-type="float" office:value="73.196" calcext:value-type="float">
            <text:p>73.196</text:p>
          </table:table-cell>
        </table:table-row>
        <table:table-row table:style-name="ro1">
          <table:table-cell office:value-type="float" office:value="64.076" calcext:value-type="float">
            <text:p>64.076</text:p>
          </table:table-cell>
          <table:table-cell office:value-type="float" office:value="75.284" calcext:value-type="float">
            <text:p>75.284</text:p>
          </table:table-cell>
        </table:table-row>
        <table:table-row table:style-name="ro1">
          <table:table-cell office:value-type="float" office:value="56.172" calcext:value-type="float">
            <text:p>56.172</text:p>
          </table:table-cell>
          <table:table-cell office:value-type="float" office:value="76.051" calcext:value-type="float">
            <text:p>76.051</text:p>
          </table:table-cell>
        </table:table-row>
        <table:table-row table:style-name="ro1">
          <table:table-cell office:value-type="float" office:value="62.464" calcext:value-type="float">
            <text:p>62.464</text:p>
          </table:table-cell>
          <table:table-cell office:value-type="float" office:value="74.861" calcext:value-type="float">
            <text:p>74.861</text:p>
          </table:table-cell>
        </table:table-row>
        <table:table-row table:style-name="ro1">
          <table:table-cell office:value-type="float" office:value="63.204" calcext:value-type="float">
            <text:p>63.204</text:p>
          </table:table-cell>
          <table:table-cell office:value-type="float" office:value="74.147" calcext:value-type="float">
            <text:p>74.147</text:p>
          </table:table-cell>
        </table:table-row>
        <table:table-row table:style-name="ro1">
          <table:table-cell office:value-type="float" office:value="61.459" calcext:value-type="float">
            <text:p>61.459</text:p>
          </table:table-cell>
          <table:table-cell office:value-type="float" office:value="75.284" calcext:value-type="float">
            <text:p>75.284</text:p>
          </table:table-cell>
        </table:table-row>
        <table:table-row table:style-name="ro1">
          <table:table-cell office:value-type="float" office:value="60.666" calcext:value-type="float">
            <text:p>60.666</text:p>
          </table:table-cell>
          <table:table-cell office:value-type="float" office:value="75.337" calcext:value-type="float">
            <text:p>75.337</text:p>
          </table:table-cell>
        </table:table-row>
        <table:table-row table:style-name="ro1">
          <table:table-cell office:value-type="float" office:value="64.816" calcext:value-type="float">
            <text:p>64.816</text:p>
          </table:table-cell>
          <table:table-cell office:value-type="float" office:value="76.315" calcext:value-type="float">
            <text:p>76.315</text:p>
          </table:table-cell>
        </table:table-row>
        <table:table-row table:style-name="ro1">
          <table:table-cell office:value-type="float" office:value="64.763" calcext:value-type="float">
            <text:p>64.763</text:p>
          </table:table-cell>
          <table:table-cell office:value-type="float" office:value="74.28" calcext:value-type="float">
            <text:p>74.28</text:p>
          </table:table-cell>
        </table:table-row>
        <table:table-row table:style-name="ro1">
          <table:table-cell office:value-type="float" office:value="65.398" calcext:value-type="float">
            <text:p>65.398</text:p>
          </table:table-cell>
          <table:table-cell office:value-type="float" office:value="76.077" calcext:value-type="float">
            <text:p>76.077</text:p>
          </table:table-cell>
        </table:table-row>
        <table:table-row table:style-name="ro1">
          <table:table-cell office:value-type="float" office:value="63.283" calcext:value-type="float">
            <text:p>63.283</text:p>
          </table:table-cell>
          <table:table-cell office:value-type="float" office:value="75.76" calcext:value-type="float">
            <text:p>75.76</text:p>
          </table:table-cell>
        </table:table-row>
        <table:table-row table:style-name="ro1">
          <table:table-cell office:value-type="float" office:value="64.975" calcext:value-type="float">
            <text:p>64.975</text:p>
          </table:table-cell>
          <table:table-cell office:value-type="float" office:value="75.813" calcext:value-type="float">
            <text:p>75.813</text:p>
          </table:table-cell>
        </table:table-row>
        <table:table-row table:style-name="ro1">
          <table:table-cell office:value-type="float" office:value="63.389" calcext:value-type="float">
            <text:p>63.389</text:p>
          </table:table-cell>
          <table:table-cell/>
        </table:table-row>
        <table:table-row table:style-name="ro1">
          <table:table-cell office:value-type="float" office:value="64.261" calcext:value-type="float">
            <text:p>64.261</text:p>
          </table:table-cell>
          <table:table-cell/>
        </table:table-row>
        <table:table-row table:style-name="ro1">
          <table:table-cell office:value-type="float" office:value="64.076" calcext:value-type="float">
            <text:p>64.076</text:p>
          </table:table-cell>
          <table:table-cell/>
        </table:table-row>
        <table:table-row table:style-name="ro1">
          <table:table-cell office:value-type="float" office:value="61.486" calcext:value-type="float">
            <text:p>61.486</text:p>
          </table:table-cell>
          <table:table-cell/>
        </table:table-row>
        <table:table-row table:style-name="ro1">
          <table:table-cell office:value-type="float" office:value="61.38" calcext:value-type="float">
            <text:p>61.38</text:p>
          </table:table-cell>
          <table:table-cell/>
        </table:table-row>
        <table:table-row table:style-name="ro1">
          <table:table-cell office:value-type="float" office:value="59.239" calcext:value-type="float">
            <text:p>59.239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resnet18 var</text:p>
          </table:table-cell>
          <table:table-cell office:value-type="string" calcext:value-type="string">
            <text:p>resnet18 mean</text:p>
          </table:table-cell>
        </table:table-row>
        <table:table-row table:style-name="ro1">
          <table:table-cell table:number-columns-repeated="2" office:value-type="string" calcext:value-type="string">
            <text:p>te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00/00/00</text:date>, <text:time style:data-style-name="N2" text:time-value="02:11:26.76780778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35:16.799289500</meta:creation-date>
    <dc:date>2018-05-03T04:28:51.326937685</dc:date>
    <meta:editing-duration>PT2H28M13S</meta:editing-duration>
    <meta:editing-cycles>3</meta:editing-cycles>
    <meta:generator>LibreOffice/5.1.6.2$Linux_X86_64 LibreOffice_project/10m0$Build-2</meta:generator>
    <meta:document-statistic meta:table-count="1" meta:cell-count="50" meta:object-count="0"/>
  </office:meta>
</office:document-meta>
</file>